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96cm"/>
    </style:style>
    <style:style style:name="Tabla1.B" style:family="table-column">
      <style:table-column-properties style:column-width="8.096cm"/>
    </style:style>
    <style:style style:name="Tabla1.C" style:family="table-column">
      <style:table-column-properties style:column-width="3.164cm"/>
    </style:style>
    <style:style style:name="Tabla1.D" style:family="table-column">
      <style:table-column-properties style:column-width="3.7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591cm" table:align="left"/>
    </style:style>
    <style:style style:name="Tabla2.A" style:family="table-column">
      <style:table-column-properties style:column-width="2.697cm"/>
    </style:style>
    <style:style style:name="Tabla2.B" style:family="table-column">
      <style:table-column-properties style:column-width="2.63cm"/>
    </style:style>
    <style:style style:name="Tabla2.C" style:family="table-column">
      <style:table-column-properties style:column-width="6.26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000000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UNTOS FUERTES (aspectos sólidos SQE):</text:h>
      <text:list xml:id="list3428162247500981851" text:style-name="L1">
        <text:list-item>
          <text:p text:style-name="P6"><text:span text:style-name="Strong_20_Emphasis">Autoobservación activa</text:span>: la emergencia de constantes (c, h, G) puede explicarse como ruptura espontánea de simetría del vacío → similar a principios conocidos de la física de campos.</text:p>
        </text:list-item>
        <text:list-item>
          <text:p text:style-name="P6"><text:span text:style-name="Strong_20_Emphasis">Emergencia gradual</text:span>: encaja bien con la evolución del universo temprano observado (inflación, desaceleración, reestructuración de constantes).</text:p>
        </text:list-item>
        <text:list-item>
          <text:p text:style-name="P6"><text:span text:style-name="Strong_20_Emphasis">Ecuaciones tipo Friedmann adaptadas</text:span>: el modelo permite reescribir la dinámica cosmológica sin necesidad de materia oscura ni energía oscura inicial.</text:p>
        </text:list-item>
        <text:list-item>
          <text:p text:style-name="P6"><text:span text:style-name="Strong_20_Emphasis">Conexión entre información y geometría</text:span>: resonancias con ideas modernas como gravedad emergente (Verlinde, holografía, etc.).</text:p>
        </text:list-item>
      </text:list>
      <text:h text:style-name="Heading_20_1" text:outline-level="1"><text:span text:style-name="T1">PUNTOS POR VERIFICAR (desafíos pendientes):</text:span></text:h>
      <text:list xml:id="list8894946735682076300" text:style-name="L2">
        <text:list-item>
          <text:p text:style-name="P7"><text:span text:style-name="Strong_20_Emphasis">Variación detectada de constantes fundamentales</text:span>:</text:p>
          <text:list>
            <text:list-item>
              <text:p text:style-name="P7">Medir si c(t) o G(t) realmente varían con el tiempo a nivel cosmológico.</text:p>
            </text:list-item>
            <text:list-item>
              <text:p text:style-name="P7">Experimentos: observaciones de lentes gravitatorias, espectros de cuásares antiguos.</text:p>
            </text:list-item>
          </text:list>
        </text:list-item>
        <text:list-item>
          <text:p text:style-name="P7"><text:span text:style-name="Strong_20_Emphasis">Orígenes del entrelazamiento inicial</text:span>:</text:p>
          <text:list>
            <text:list-item>
              <text:p text:style-name="P7">Explicar <text:span text:style-name="Strong_20_Emphasis">cómo</text:span> surge el primer patrón SQE en un vacío supuestamente "neutro".</text:p>
            </text:list-item>
          </text:list>
        </text:list-item>
        <text:list-item>
          <text:p text:style-name="P7"><text:span text:style-name="Strong_20_Emphasis">Predicción de estructuras sin materia oscura</text:span>:</text:p>
          <text:list>
            <text:list-item>
              <text:p text:style-name="P7">Simular galaxias solo con materia visible y G(t) emergente para comprobar si cuadra con observaciones.</text:p>
            </text:list-item>
          </text:list>
        </text:list-item>
        <text:list-item>
          <text:p text:style-name="P7"><text:span text:style-name="Strong_20_Emphasis">Conexión formal con el Modelo Estándar</text:span>:</text:p>
          <text:list>
            <text:list-item>
              <text:p text:style-name="P7">Integrar cómo emergen partículas (quarks, leptones) dentro de la cascada de fases SQE.</text:p>
            </text:list-item>
          </text:list>
        </text:list-item>
        <text:list-item>
          <text:p text:style-name="P7"><text:span text:style-name="Strong_20_Emphasis">Comprobación experimental de ρ_invisible</text:span>:</text:p>
          <text:list>
            <text:list-item>
              <text:p text:style-name="P7">Detectar manifestaciones de la "energía invisible estructural" propuesta (quizá vía experimentos de vacío cuántico).</text:p>
            </text:list-item>
          </text:list>
        </text:list-item>
      </text:list>
      <text:h text:style-name="Heading_20_1" text:outline-level="1"><text:span text:style-name="T1">REFERENCIAS IMPORTANTES para entender bases:</text:span></text:h>
      <text:list xml:id="list7571170115477776630" text:style-name="L3">
        <text:list-item>
          <text:p text:style-name="P8"><text:span text:style-name="Strong_20_Emphasis">Maxwell</text:span>:<text:line-break/><text:span text:style-name="Emphasis">Ecuaciones de Maxwell</text:span> (dinámica del campo electromagnético como autoorganización de información local → símil temprano de c(h)).</text:p>
        </text:list-item>
        <text:list-item>
          <text:p text:style-name="P8"><text:span text:style-name="Strong_20_Emphasis">Planck</text:span>:<text:line-break/><text:span text:style-name="Emphasis">Constante de Planck</text:span> (emergencia de cuantización mínima, base para h(t)).</text:p>
        </text:list-item>
        <text:list-item>
          <text:p text:style-name="P8"><text:span text:style-name="Strong_20_Emphasis">Friedmann-Lemaître-Robertson-Walker (FLRW)</text:span>:<text:line-break/><text:span text:style-name="Emphasis">Ecuaciones de expansión</text:span> (forma base adaptada en SQE para dinámica emergente de H(t)).</text:p>
        </text:list-item>
        <text:list-item>
          <text:p text:style-name="P8"><text:span text:style-name="Strong_20_Emphasis">Jacob Bekenstein y Stephen Hawking</text:span>:<text:line-break/><text:span text:style-name="Emphasis">Entropía y área de agujeros negros</text:span> (información como geometría → análogos en SQE).</text:p>
        </text:list-item>
        <text:list-item>
          <text:p text:style-name="P8"><text:span text:style-name="Strong_20_Emphasis">Erik Verlinde</text:span>:<text:line-break/><text:span text:style-name="Emphasis">Gravedad emergente</text:span> (gravedad no como fuerza fundamental sino como manifestación de la información → paralelo directo).</text:p>
        </text:list-item>
        <text:list-item>
          <text:p text:style-name="P8"><text:soft-page-break/><text:span text:style-name="Strong_20_Emphasis">Juan Maldacena</text:span>:<text:line-break/><text:span text:style-name="Emphasis">Conjetura AdS/CFT</text:span> (holografía como emergencia de espacio-tiempo desde entrelazamiento → inspiración para fase temprana SQE).</text:p>
        </text:list-item>
      </text:list>
      <text:h text:style-name="Heading_20_1" text:outline-level="1"><text:span text:style-name="T1">Plan ultra resumido de verificación futura:</text:span></text:h>
      <text:list xml:id="list5958514746621444989" text:style-name="L4">
        <text:list-item>
          <text:p text:style-name="P9">Buscar variaciones cosmológicas de c(t), G(t).</text:p>
        </text:list-item>
        <text:list-item>
          <text:p text:style-name="P9">Simular formación de galaxias sin materia oscura.</text:p>
        </text:list-item>
        <text:list-item>
          <text:p text:style-name="P9">Explorar experimentalmente el vacío cuántico estructurado.</text:p>
        </text:list-item>
        <text:list-item>
          <text:p text:style-name="P9">Formalizar la transición de fases SQE al Modelo Estándar.</text:p>
        </text:list-item>
      </text:list>
      <text:h text:style-name="P5" text:outline-level="1">Plan de Verificación Experimental de SQE</text:h>
      <text:h text:style-name="Heading_20_2" text:outline-level="2">1. <text:span text:style-name="Strong_20_Emphasis">Detección de variaciones en constantes fundamentales</text:span></text:h>
      <text:list xml:id="list3941792722341688087" text:style-name="L5">
        <text:list-item>
          <text:p text:style-name="P10"><text:span text:style-name="Strong_20_Emphasis">Qué buscar</text:span>:<text:line-break/>Medir si c (velocidad de la luz), G (constante gravitacional) o h (constante de Planck) han variado mínimamente con el tiempo cósmico.</text:p>
        </text:list-item>
        <text:list-item>
          <text:p text:style-name="P10"><text:span text:style-name="Strong_20_Emphasis">Cómo hacerlo</text:span>:</text:p>
          <text:list>
            <text:list-item>
              <text:p text:style-name="P10">Comparar líneas espectrales de <text:span text:style-name="Strong_20_Emphasis">cuásares muy antiguos</text:span> (z &gt; 6) con las actuales.</text:p>
            </text:list-item>
            <text:list-item>
              <text:p text:style-name="P10">Analizar <text:span text:style-name="Strong_20_Emphasis">lentes gravitatorias</text:span> antiguas → comprobar si la curvatura coincide con la G actual.</text:p>
            </text:list-item>
            <text:list-item>
              <text:p text:style-name="P10">Relojes atómicos de ultra precisión → buscar drift temporal de c y h.</text:p>
            </text:list-item>
          </text:list>
        </text:list-item>
        <text:list-item>
          <text:p text:style-name="P10"><text:span text:style-name="Strong_20_Emphasis">Referencias técnicas</text:span>:</text:p>
          <text:list>
            <text:list-item>
              <text:p text:style-name="P10">Experimentos como <text:span text:style-name="Strong_20_Emphasis">Oklo natural reactor</text:span> (variaciones en α electromagnética).</text:p>
            </text:list-item>
            <text:list-item>
              <text:p text:style-name="P10">Observaciones del <text:span text:style-name="Strong_20_Emphasis">telescopio James Webb</text:span> (espectros de primeras galaxias).</text:p>
            </text:list-item>
          </text:list>
        </text:list-item>
      </text:list>
      <text:p text:style-name="Horizontal_20_Line"/>
      <text:h text:style-name="Heading_20_2" text:outline-level="2">2. <text:span text:style-name="Strong_20_Emphasis">Simulación de estructuras galácticas sin materia oscura</text:span></text:h>
      <text:list xml:id="list7603227102571345368" text:style-name="L6">
        <text:list-item>
          <text:p text:style-name="P11"><text:span text:style-name="Strong_20_Emphasis">Qué buscar</text:span>:<text:line-break/>Ver si variando G(t) se pueden formar galaxias, cúmulos y grandes filamentos <text:span text:style-name="Strong_20_Emphasis">sin</text:span> necesidad de materia oscura.</text:p>
        </text:list-item>
        <text:list-item>
          <text:p text:style-name="P11"><text:span text:style-name="Strong_20_Emphasis">Cómo hacerlo</text:span>:</text:p>
          <text:list>
            <text:list-item>
              <text:p text:style-name="P11">Simulaciones computacionales de colapso gravitacional modificando G(t) dinámicamente.</text:p>
            </text:list-item>
            <text:list-item>
              <text:p text:style-name="P11">Comparar distribución de velocidades estelares actuales con predicciones SQE.</text:p>
            </text:list-item>
          </text:list>
        </text:list-item>
        <text:list-item>
          <text:p text:style-name="P11"><text:span text:style-name="Strong_20_Emphasis">Referencias técnicas</text:span>:</text:p>
          <text:list>
            <text:list-item>
              <text:p text:style-name="P11">Proyectos de simulación tipo <text:span text:style-name="Strong_20_Emphasis">Illustris</text:span>, <text:span text:style-name="Strong_20_Emphasis">Millennium Simulation</text:span>, adaptados a G(t) no constante.</text:p>
            </text:list-item>
            <text:list-item>
              <text:p text:style-name="P11">Comparaciones con datos de <text:span text:style-name="Strong_20_Emphasis">galaxias sin materia oscura observadas</text:span> (como NGC 1052-DF2).</text:p>
            </text:list-item>
          </text:list>
        </text:list-item>
      </text:list>
      <text:p text:style-name="Horizontal_20_Line"/>
      <text:h text:style-name="Heading_20_2" text:outline-level="2"/>
      <text:h text:style-name="P1" text:outline-level="2">3. <text:span text:style-name="Strong_20_Emphasis">Exploración experimental del vacío cuántico estructurado</text:span></text:h>
      <text:list xml:id="list481057842447017448" text:style-name="L7">
        <text:list-item>
          <text:p text:style-name="P12"><text:span text:style-name="Strong_20_Emphasis">Qué buscar</text:span>:<text:line-break/>Confirmar que el "vacío" tiene una microestructura que podría actuar como soporte de constantes emergentes.</text:p>
        </text:list-item>
        <text:list-item>
          <text:p text:style-name="P12"><text:span text:style-name="Strong_20_Emphasis">Cómo hacerlo</text:span>:</text:p>
          <text:list>
            <text:list-item>
              <text:p text:style-name="P12">Experimentos de vacío extremo en cavidades ópticas (tipo Casimir dinámico).</text:p>
            </text:list-item>
            <text:list-item>
              <text:p text:style-name="P12">Buscar fluctuaciones del vacío que no encajan con la predicción de QED estándar.</text:p>
            </text:list-item>
            <text:list-item>
              <text:p text:style-name="P12">Tecnología tipo interferometría cuántica hipersensible (proyectos LIGO/LISA de nueva generación).</text:p>
            </text:list-item>
          </text:list>
        </text:list-item>
        <text:list-item>
          <text:p text:style-name="P12"><text:span text:style-name="Strong_20_Emphasis">Referencias técnicas</text:span>:</text:p>
          <text:list>
            <text:list-item>
              <text:p text:style-name="P12">Efecto Casimir, dispersión de Delbrück, resonadores de cavidad superconductores.</text:p>
            </text:list-item>
          </text:list>
        </text:list-item>
      </text:list>
      <text:p text:style-name="Horizontal_20_Line"/>
      <text:h text:style-name="Heading_20_2" text:outline-level="2">4. <text:span text:style-name="Strong_20_Emphasis">Formalización de la transición SQE al Modelo Estándar</text:span></text:h>
      <text:list xml:id="list583893321308233251" text:style-name="L8">
        <text:list-item>
          <text:p text:style-name="P13"><text:span text:style-name="Strong_20_Emphasis">Qué buscar</text:span>:<text:line-break/>Mecanismos matemáticos que expliquen cómo surgen partículas, fuerzas y simetrías (SU(3)xSU(2)xU(1)) desde fases tempranas SQE.</text:p>
        </text:list-item>
        <text:list-item>
          <text:p text:style-name="P13"><text:span text:style-name="Strong_20_Emphasis">Cómo hacerlo</text:span>:</text:p>
          <text:list>
            <text:list-item>
              <text:p text:style-name="P13">Proponer un marco de ruptura espontánea de simetría que derive los grupos de gauge observados.</text:p>
            </text:list-item>
            <text:list-item>
              <text:p text:style-name="P13">Modelar la emergencia de masas (Higgs) como una transición de fase interna del tejido SQE.</text:p>
            </text:list-item>
          </text:list>
        </text:list-item>
        <text:list-item>
          <text:p text:style-name="P13"><text:span text:style-name="Strong_20_Emphasis">Referencias técnicas</text:span>:</text:p>
          <text:list>
            <text:list-item>
              <text:p text:style-name="P13">Analogías con teorías de <text:span text:style-name="Strong_20_Emphasis">condensados de Bose-Einstein</text:span>.</text:p>
            </text:list-item>
            <text:list-item>
              <text:p text:style-name="P13">Procesos de transición de fase en teorías de campos (como en inflación cosmológica).</text:p>
            </text:list-item>
          </text:list>
        </text:list-item>
      </text:list>
      <text:p text:style-name="Horizontal_20_Line"/>
      <text:h text:style-name="Heading_20_1" text:outline-level="1">Prioridades para iniciar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Prioridad</text:p>
            </table:table-cell>
            <table:table-cell table:style-name="Tabla1.A1" office:value-type="string">
              <text:p text:style-name="Table_20_Heading">Experimento/Simulación</text:p>
            </table:table-cell>
            <table:table-cell table:style-name="Tabla1.A1" office:value-type="string">
              <text:p text:style-name="Table_20_Heading">Tiempo estimado</text:p>
            </table:table-cell>
            <table:table-cell table:style-name="Tabla1.A1" office:value-type="string">
              <text:p text:style-name="Table_20_Heading">Dificultad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Observación de variaciones cosmológicas de c, G</text:p>
          </table:table-cell>
          <table:table-cell table:style-name="Tabla1.A1" office:value-type="string">
            <text:p text:style-name="Table_20_Contents">2-5 años</text:p>
          </table:table-cell>
          <table:table-cell table:style-name="Tabla1.A1" office:value-type="string">
            <text:p text:style-name="Table_20_Contents">Alta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Simulación galáctica con G(t) variable</text:p>
          </table:table-cell>
          <table:table-cell table:style-name="Tabla1.A1" office:value-type="string">
            <text:p text:style-name="Table_20_Contents">1-2 años</text:p>
          </table:table-cell>
          <table:table-cell table:style-name="Tabla1.A1" office:value-type="string">
            <text:p text:style-name="Table_20_Contents">Media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Pruebas de vacío estructurado</text:p>
          </table:table-cell>
          <table:table-cell table:style-name="Tabla1.A1" office:value-type="string">
            <text:p text:style-name="Table_20_Contents">5-10 años</text:p>
          </table:table-cell>
          <table:table-cell table:style-name="Tabla1.A1" office:value-type="string">
            <text:p text:style-name="Table_20_Contents">Muy alta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Formalización al Modelo Estándar</text:p>
          </table:table-cell>
          <table:table-cell table:style-name="Tabla1.A1" office:value-type="string">
            <text:p text:style-name="Table_20_Contents">5+ años</text:p>
          </table:table-cell>
          <table:table-cell table:style-name="Tabla1.A1" office:value-type="string">
            <text:p text:style-name="Table_20_Contents">Extremadamente alta</text:p>
          </table:table-cell>
        </table:table-row>
      </table:table>
      <text:p text:style-name="Horizontal_20_Line"/>
      <text:h text:style-name="Heading_20_1" text:outline-level="1"><text:soft-page-break/>Documentos y Física Clásica a revisar (mínimo):</text:h>
      <text:list xml:id="list1397609084631207675" text:style-name="L9">
        <text:list-item>
          <text:p text:style-name="P14"><text:span text:style-name="Strong_20_Emphasis">Ecuaciones de Maxwell</text:span>: analogía entre estructuras emergentes de campo.</text:p>
        </text:list-item>
        <text:list-item>
          <text:p text:style-name="P14"><text:span text:style-name="Strong_20_Emphasis">Teoría de Inflación</text:span>: transición de fase de simetría rota.</text:p>
        </text:list-item>
        <text:list-item>
          <text:p text:style-name="P14"><text:span text:style-name="Strong_20_Emphasis">Friedmann-Lemaître-Robertson-Walker (FLRW)</text:span>: dinámica de escala.</text:p>
        </text:list-item>
        <text:list-item>
          <text:p text:style-name="P14"><text:span text:style-name="Strong_20_Emphasis">Teoría de campos y ruptura espontánea de simetría</text:span>: base para emergencias secuenciales.</text:p>
        </text:list-item>
      </text:list>
      <text:h text:style-name="Heading_20_1" text:outline-level="1">ﾸﾏ Timeline de Verificación SQE (2030–2040)</text:h>
      <text:h text:style-name="Heading_20_2" text:outline-level="2">2025–2030 → <text:span text:style-name="Strong_20_Emphasis">Fase 0: Preparación y diseño</text:span></text:h>
      <text:list xml:id="list5946897159483464534" text:style-name="L10">
        <text:list-item>
          <text:p text:style-name="P15">? Consolidar el marco teórico SQE formalizado.</text:p>
        </text:list-item>
        <text:list-item>
          <text:p text:style-name="P15">? Diseñar protocolos de medición de variaciones de c(t), G(t), h(t).</text:p>
        </text:list-item>
        <text:list-item>
          <text:p text:style-name="P15">?￢ﾀﾍ? Iniciar simulaciones de formación galáctica con G(t) variable.</text:p>
        </text:list-item>
        <text:list-item>
          <text:p text:style-name="P15">? Publicar papers teóricos que propongan predicciones cuantificables.</text:p>
        </text:list-item>
      </text:list>
      <text:p text:style-name="Horizontal_20_Line"/>
      <text:h text:style-name="Heading_20_2" text:outline-level="2">2030–2033 → <text:span text:style-name="Strong_20_Emphasis">Fase 1: Observación de constantes variables</text:span></text:h>
      <text:list xml:id="list4713803715613346772" text:style-name="L11">
        <text:list-item>
          <text:p text:style-name="P16">? Observación con telescopios Webb, Roman y telescopios de la próxima generación.</text:p>
        </text:list-item>
        <text:list-item>
          <text:p text:style-name="P16">? Comparar espectros de galaxias muy antiguas: buscar cambios en líneas de absorción y estructura.</text:p>
        </text:list-item>
        <text:list-item>
          <text:p text:style-name="P16">⌛ Monitorear relojes atómicos avanzados (proyectos GPS-3, relojes cuánticos ópticos) buscando drift temporal.</text:p>
        </text:list-item>
      </text:list>
      <text:p text:style-name="Horizontal_20_Line"/>
      <text:h text:style-name="Heading_20_2" text:outline-level="2">2033–2036 → <text:span text:style-name="Strong_20_Emphasis">Fase 2: Simulaciones de estructuras cósmicas</text:span></text:h>
      <text:list xml:id="list2075228036777769925" text:style-name="L12">
        <text:list-item>
          <text:p text:style-name="P17">? Correr simulaciones adaptadas de proyectos como IllustrisTNG, usando G(t) variable.</text:p>
        </text:list-item>
        <text:list-item>
          <text:p text:style-name="P17">? Evaluar si la distribución de materia observada es explicable sin materia oscura.</text:p>
        </text:list-item>
        <text:list-item>
          <text:p text:style-name="P17">? Publicar resultados de simulaciones y confrontarlos con datos del catálogo DESI, Euclid y LSST.</text:p>
        </text:list-item>
      </text:list>
      <text:p text:style-name="Horizontal_20_Line"/>
      <text:h text:style-name="Heading_20_2" text:outline-level="2"/>
      <text:h text:style-name="P1" text:outline-level="2">2036–2038 → <text:span text:style-name="Strong_20_Emphasis">Fase 3: Exploración del vacío estructurado</text:span></text:h>
      <text:list xml:id="list8606819887257340644" text:style-name="L13">
        <text:list-item>
          <text:p text:style-name="P18">? Iniciar experimentos extremos de vacío usando cavidades superconductoras ultra sensibles.</text:p>
        </text:list-item>
        <text:list-item>
          <text:p text:style-name="P18">? Buscar fluctuaciones anómalas (efectos Casimir modificados, dispersión no estándar de luz).</text:p>
        </text:list-item>
        <text:list-item>
          <text:p text:style-name="P18">? Analizar correlaciones entre fluctuaciones del vacío y estructura de constantes.</text:p>
        </text:list-item>
      </text:list>
      <text:p text:style-name="Horizontal_20_Line"/>
      <text:h text:style-name="Heading_20_2" text:outline-level="2">2038–2040 → <text:span text:style-name="Strong_20_Emphasis">Fase 4: Formalización al Modelo Estándar</text:span></text:h>
      <text:list xml:id="list7424633640432570528" text:style-name="L14">
        <text:list-item>
          <text:p text:style-name="P19">? Formular un esquema matemático de ruptura de simetría espontánea SQE → SU(3)xSU(2)xU(1).</text:p>
        </text:list-item>
        <text:list-item>
          <text:p text:style-name="P19">⚛️ Integrar mecanismo de generación de masas sin necesidad de campos externos ad-hoc (como Higgs tradicional).</text:p>
        </text:list-item>
        <text:list-item>
          <text:p text:style-name="P19">? Publicar un primer "modelo SQE estándar" como posible teoría unificada emergente.</text:p>
        </text:list-item>
      </text:list>
      <text:p text:style-name="Horizontal_20_Line"/>
      <text:h text:style-name="Heading_20_1" text:outline-level="1">Hitos críticos</text:h>
      <text:list xml:id="list1811260756000997741" text:style-name="L15">
        <text:list-item>
          <text:p text:style-name="P20"><text:span text:style-name="Strong_20_Emphasis">2033</text:span>: Confirmar o excluir variaciones cosmológicas detectables de c, G, h.</text:p>
        </text:list-item>
        <text:list-item>
          <text:p text:style-name="P20"><text:span text:style-name="Strong_20_Emphasis">2036</text:span>: Obtener simulaciones sin materia oscura que repliquen bien estructuras observadas.</text:p>
        </text:list-item>
        <text:list-item>
          <text:p text:style-name="P20"><text:span text:style-name="Strong_20_Emphasis">2038</text:span>: Primeras anomalías de vacío detectadas (o no) en laboratorio.</text:p>
        </text:list-item>
        <text:list-item>
          <text:p text:style-name="P20"><text:span text:style-name="Strong_20_Emphasis">2040</text:span>: Primer modelo SQE estándar propuesto para revisión internacional.</text:p>
        </text:list-item>
      </text:list>
      <text:p text:style-name="Horizontal_20_Line"/>
      <text:h text:style-name="Heading_20_1" text:outline-level="1">Estado actual de cada frente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Área</text:p>
            </table:table-cell>
            <table:table-cell table:style-name="Tabla2.A1" office:value-type="string">
              <text:p text:style-name="Table_20_Heading">Estado inicial</text:p>
            </table:table-cell>
            <table:table-cell table:style-name="Tabla2.A1" office:value-type="string">
              <text:p text:style-name="Table_20_Heading">Meta 2040</text:p>
            </table:table-cell>
          </table:table-row>
        </table:table-header-rows>
        <table:table-row>
          <table:table-cell table:style-name="Tabla2.A1" office:value-type="string">
            <text:p text:style-name="Table_20_Contents">Teoría</text:p>
          </table:table-cell>
          <table:table-cell table:style-name="Tabla2.A1" office:value-type="string">
            <text:p text:style-name="Table_20_Contents">Avanzado</text:p>
          </table:table-cell>
          <table:table-cell table:style-name="Tabla2.A1" office:value-type="string">
            <text:p text:style-name="Table_20_Contents">Formalizado</text:p>
          </table:table-cell>
        </table:table-row>
        <table:table-row>
          <table:table-cell table:style-name="Tabla2.A1" office:value-type="string">
            <text:p text:style-name="Table_20_Contents">Observaciones</text:p>
          </table:table-cell>
          <table:table-cell table:style-name="Tabla2.A1" office:value-type="string">
            <text:p text:style-name="Table_20_Contents">Empezando</text:p>
          </table:table-cell>
          <table:table-cell table:style-name="Tabla2.A1" office:value-type="string">
            <text:p text:style-name="Table_20_Contents">Resultados concluyentes</text:p>
          </table:table-cell>
        </table:table-row>
        <table:table-row>
          <table:table-cell table:style-name="Tabla2.A1" office:value-type="string">
            <text:p text:style-name="Table_20_Contents">Simulaciones</text:p>
          </table:table-cell>
          <table:table-cell table:style-name="Tabla2.A1" office:value-type="string">
            <text:p text:style-name="Table_20_Contents">Diseño inicial</text:p>
          </table:table-cell>
          <table:table-cell table:style-name="Tabla2.A1" office:value-type="string">
            <text:p text:style-name="Table_20_Contents">Resultados verificados</text:p>
          </table:table-cell>
        </table:table-row>
        <table:table-row>
          <table:table-cell table:style-name="Tabla2.A1" office:value-type="string">
            <text:p text:style-name="Table_20_Contents">Laboratorio</text:p>
          </table:table-cell>
          <table:table-cell table:style-name="Tabla2.A1" office:value-type="string">
            <text:p text:style-name="Table_20_Contents">Alta dificultad</text:p>
          </table:table-cell>
          <table:table-cell table:style-name="Tabla2.A1" office:value-type="string">
            <text:p text:style-name="Table_20_Contents">Primeros resultados experimentales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4-27T19:42:50.15</meta:creation-date>
    <dc:date>2025-05-02T22:03:31.26</dc:date>
    <dc:creator>Lefuan </dc:creator>
    <meta:editing-duration>PT35M29S</meta:editing-duration>
    <meta:editing-cycles>8</meta:editing-cycles>
    <meta:generator>OpenOffice/4.1.15$Win32 OpenOffice.org_project/4115m2$Build-9813</meta:generator>
    <meta:document-statistic meta:table-count="2" meta:image-count="0" meta:object-count="0" meta:page-count="6" meta:paragraph-count="132" meta:word-count="1123" meta:character-count="7673"/>
  </office:meta>
</office:document-meta>
</file>